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5000001B301F7FC6BCB7DAB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19.181cm" svg:height="11.508cm" svg:x="1.27cm" svg:y="1.27cm">
          <draw:image xlink:href="Pictures/10000001000002D5000001B301F7FC6BCB7DAB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8T21:48:33.123521377</meta:creation-date>
    <dc:date>2024-08-12T21:08:53.977806344</dc:date>
    <meta:editing-duration>P3DT23H9M50S</meta:editing-duration>
    <meta:editing-cycles>1</meta:editing-cycles>
    <meta:document-statistic meta:object-count="26"/>
    <meta:generator>LibreOffice/7.3.7.2$Linux_X86_64 LibreOffice_project/30$Build-2</meta:generator>
  </office:meta>
</office:document-meta>
</file>